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1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8cm" draw:caption-point-x="-0.576cm" draw:caption-point-y="1.63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8">28/09/2024</text:date>, <text:time>05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9S</meta:editing-duration>
    <meta:editing-cycles>1212</meta:editing-cycles>
    <meta:generator>OpenOffice/4.1.15$Win32 OpenOffice.org_project/4115m2$Build-9813</meta:generator>
    <dc:date>2024-09-28T05:14:25.17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